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2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raining_angry_6.wav</text:p>
          </table:table-cell>
          <table:covered-table-cell/>
          <table:table-cell office:value-type="string" calcext:value-type="string">
            <text:p>Marker</text:p>
          </table:table-cell>
          <table:table-cell table:style-name="ce1" office:value-type="string" calcext:value-type="string" table:number-columns-spanned="2" table:number-rows-spanned="1">
            <text:p>training_angry_8.wav</text:p>
          </table:table-cell>
          <table:covered-table-cell/>
          <table:table-cell office:value-type="string" calcext:value-type="string">
            <text:p>Marker</text:p>
          </table:table-cell>
          <table:table-cell table:style-name="ce1" office:value-type="string" calcext:value-type="string" table:number-columns-spanned="2" table:number-rows-spanned="1">
            <text:p>training_angry_9.wav</text:p>
          </table:table-cell>
          <table:covered-table-cell/>
          <table:table-cell office:value-type="string" calcext:value-type="string">
            <text:p>Marker</text:p>
          </table:table-cell>
          <table:table-cell table:style-name="ce1" office:value-type="string" calcext:value-type="string" table:number-columns-spanned="2" table:number-rows-spanned="1">
            <text:p>training_angry_10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1" office:value-type="string" calcext:value-type="string" table:number-columns-spanned="2" table:number-rows-spanned="1">
            <text:p>training_angry_11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1" office:value-type="string" calcext:value-type="string" table:number-columns-spanned="2" table:number-rows-spanned="1">
            <text:p>training_angry_13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1" office:value-type="string" calcext:value-type="string" table:number-columns-spanned="2" table:number-rows-spanned="1">
            <text:p>training_angry_14.wav</text:p>
          </table:table-cell>
          <table:covered-table-cell/>
          <table:table-cell office:value-type="string" calcext:value-type="string">
            <text:p>Marke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en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br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br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br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i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lence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ybrid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ybrid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usic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i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ybrid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ybrid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ybrid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usic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le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bri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bri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i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ilence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ybrid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ybrid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Music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si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ilence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Hybrid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usic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ybri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usic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ybrid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Music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bri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usic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ilence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Hybrid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Music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enc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sic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Silence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ybri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lenc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ybri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lenc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ybri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Hybrid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Silence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ybri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lenc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Hybrid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ybrid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Hybrid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ybrid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Hybrid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ilenc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ybrid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Silence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Hybrid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Hybrid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lence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brid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brid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Hybrid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ybrid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lenc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Silence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ilence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Silence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lence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Silence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lence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Silence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ilence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ybrid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Silence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Hybrid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ilence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ilence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ybrid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Silence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Silence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Hybrid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lenc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lenc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ybrid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Hybrid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Hybrid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Hybrid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brid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brid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brid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Hybrid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Hybrid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Hybrid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lence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ybrid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ybrid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Silence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Hybrid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Hybrid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lence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ybrid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ybrid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Neutral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Hybrid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Hybrid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Hybrid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tral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brid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brid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brid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eutral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Hybrid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Hybrid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Hybrid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ilence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ybrid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ybrid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Silence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Hybrid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Hybrid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ybrid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ybrid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Hybrid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Hybrid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Hybrid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ybrid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ybrid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ybrid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Hybrid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Hybrid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Hybrid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ybrid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ybrid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ybrid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Hybrid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Hybrid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Hybrid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ybrid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ilenc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ybrid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Hybrid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Silence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Hybrid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eutral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ybrid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lence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ybrid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utral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Hybrid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Silence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Hybrid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eutral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ybrid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lence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ybrid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tral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Hybrid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Silence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Hybrid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eutral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ybrid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ilence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ybrid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eutral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Hybrid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Silence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Hybrid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Hybrid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ybrid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ilence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ybrid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ybrid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Hybrid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Silence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Hybrid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Hybrid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ybrid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ybrid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Hybrid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Hybrid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ybrid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ybrid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Hybrid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Hybrid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ybrid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ybrid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Hybrid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Hybrid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ybrid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ybrid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Hybrid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Hybrid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ybrid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Hybrid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ybrid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Hybrid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gry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ybrid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Hybrid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ybrid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Hybrid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ilence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Silence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ybrid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Silence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Hybrid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ilence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ybrid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Silence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Hybrid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gry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ybrid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Hybrid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ybrid</text:p>
          </table:table-cell>
          <table:table-cell table:number-columns-repeated="6"/>
        </table:table-row>
        <table:table-row table:style-name="ro1"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Hybrid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1"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1"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1"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1"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Hybrid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1"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86.5" calcext:value-type="float">
            <text:p>86.5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6.5" calcext:value-type="float">
            <text:p>86.5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88.5" calcext:value-type="float">
            <text:p>88.5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8.5" calcext:value-type="float">
            <text:p>88.5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89.5" calcext:value-type="float">
            <text:p>89.5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9.5" calcext:value-type="float">
            <text:p>89.5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0.5" calcext:value-type="float">
            <text:p>90.5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0.5" calcext:value-type="float">
            <text:p>90.5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1.5" calcext:value-type="float">
            <text:p>91.5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1.5" calcext:value-type="float">
            <text:p>91.5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2.5" calcext:value-type="float">
            <text:p>92.5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2.5" calcext:value-type="float">
            <text:p>92.5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3.5" calcext:value-type="float">
            <text:p>93.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3.5" calcext:value-type="float">
            <text:p>93.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4.5" calcext:value-type="float">
            <text:p>94.5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4.5" calcext:value-type="float">
            <text:p>94.5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5.5" calcext:value-type="float">
            <text:p>95.5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5.5" calcext:value-type="float">
            <text:p>95.5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6.5" calcext:value-type="float">
            <text:p>96.5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6.5" calcext:value-type="float">
            <text:p>96.5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8.5" calcext:value-type="float">
            <text:p>98.5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8.5" calcext:value-type="float">
            <text:p>98.5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9.5" calcext:value-type="float">
            <text:p>99.5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9.5" calcext:value-type="float">
            <text:p>99.5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00.5" calcext:value-type="float">
            <text:p>100.5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0.5" calcext:value-type="float">
            <text:p>100.5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01.5" calcext:value-type="float">
            <text:p>101.5</text:p>
          </table:table-cell>
          <table:table-cell office:value-type="float" office:value="103.5" calcext:value-type="float">
            <text:p>10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1.5" calcext:value-type="float">
            <text:p>101.5</text:p>
          </table:table-cell>
          <table:table-cell office:value-type="float" office:value="103.5" calcext:value-type="float">
            <text:p>103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02.5" calcext:value-type="float">
            <text:p>102.5</text:p>
          </table:table-cell>
          <table:table-cell office:value-type="float" office:value="104.5" calcext:value-type="float">
            <text:p>10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2.5" calcext:value-type="float">
            <text:p>102.5</text:p>
          </table:table-cell>
          <table:table-cell office:value-type="float" office:value="104.5" calcext:value-type="float">
            <text:p>104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03.5" calcext:value-type="float">
            <text:p>103.5</text:p>
          </table:table-cell>
          <table:table-cell office:value-type="float" office:value="105.5" calcext:value-type="float">
            <text:p>10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3.5" calcext:value-type="float">
            <text:p>103.5</text:p>
          </table:table-cell>
          <table:table-cell office:value-type="float" office:value="105.5" calcext:value-type="float">
            <text:p>105.5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04.5" calcext:value-type="float">
            <text:p>104.5</text:p>
          </table:table-cell>
          <table:table-cell office:value-type="float" office:value="106.5" calcext:value-type="float">
            <text:p>10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4.5" calcext:value-type="float">
            <text:p>104.5</text:p>
          </table:table-cell>
          <table:table-cell office:value-type="float" office:value="106.5" calcext:value-type="float">
            <text:p>106.5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05.5" calcext:value-type="float">
            <text:p>105.5</text:p>
          </table:table-cell>
          <table:table-cell office:value-type="float" office:value="107.5" calcext:value-type="float">
            <text:p>10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5.5" calcext:value-type="float">
            <text:p>105.5</text:p>
          </table:table-cell>
          <table:table-cell office:value-type="float" office:value="107.5" calcext:value-type="float">
            <text:p>107.5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06.5" calcext:value-type="float">
            <text:p>106.5</text:p>
          </table:table-cell>
          <table:table-cell office:value-type="float" office:value="108.5" calcext:value-type="float">
            <text:p>108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07.5" calcext:value-type="float">
            <text:p>107.5</text:p>
          </table:table-cell>
          <table:table-cell office:value-type="float" office:value="109.5" calcext:value-type="float">
            <text:p>109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08.5" calcext:value-type="float">
            <text:p>108.5</text:p>
          </table:table-cell>
          <table:table-cell office:value-type="float" office:value="110.5" calcext:value-type="float">
            <text:p>110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09.5" calcext:value-type="float">
            <text:p>109.5</text:p>
          </table:table-cell>
          <table:table-cell office:value-type="float" office:value="111.5" calcext:value-type="float">
            <text:p>111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10.5" calcext:value-type="float">
            <text:p>110.5</text:p>
          </table:table-cell>
          <table:table-cell office:value-type="float" office:value="112.5" calcext:value-type="float">
            <text:p>112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11.5" calcext:value-type="float">
            <text:p>111.5</text:p>
          </table:table-cell>
          <table:table-cell office:value-type="float" office:value="113.5" calcext:value-type="float">
            <text:p>113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12.5" calcext:value-type="float">
            <text:p>112.5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13.5" calcext:value-type="float">
            <text:p>113.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14.5" calcext:value-type="float">
            <text:p>114.5</text:p>
          </table:table-cell>
          <table:table-cell office:value-type="float" office:value="116.5" calcext:value-type="float">
            <text:p>116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15.5" calcext:value-type="float">
            <text:p>115.5</text:p>
          </table:table-cell>
          <table:table-cell office:value-type="float" office:value="117.5" calcext:value-type="float">
            <text:p>117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16.5" calcext:value-type="float">
            <text:p>116.5</text:p>
          </table:table-cell>
          <table:table-cell office:value-type="float" office:value="118.5" calcext:value-type="float">
            <text:p>118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17.5" calcext:value-type="float">
            <text:p>117.5</text:p>
          </table:table-cell>
          <table:table-cell office:value-type="float" office:value="119.5" calcext:value-type="float">
            <text:p>119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Hybrid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18.5" calcext:value-type="float">
            <text:p>118.5</text:p>
          </table:table-cell>
          <table:table-cell office:value-type="float" office:value="120.5" calcext:value-type="float">
            <text:p>120.5</text:p>
          </table:table-cell>
          <table:table-cell office:value-type="string" calcext:value-type="string">
            <text:p>Hybrid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ybrid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19.5" calcext:value-type="float">
            <text:p>119.5</text:p>
          </table:table-cell>
          <table:table-cell office:value-type="float" office:value="121.5" calcext:value-type="float">
            <text:p>121.5</text:p>
          </table:table-cell>
          <table:table-cell office:value-type="string" calcext:value-type="string">
            <text:p>Hybrid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Hybrid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20.5" calcext:value-type="float">
            <text:p>120.5</text:p>
          </table:table-cell>
          <table:table-cell office:value-type="float" office:value="122.5" calcext:value-type="float">
            <text:p>122.5</text:p>
          </table:table-cell>
          <table:table-cell office:value-type="string" calcext:value-type="string">
            <text:p>Hybrid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ybrid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21.5" calcext:value-type="float">
            <text:p>121.5</text:p>
          </table:table-cell>
          <table:table-cell office:value-type="float" office:value="123.5" calcext:value-type="float">
            <text:p>123.5</text:p>
          </table:table-cell>
          <table:table-cell office:value-type="string" calcext:value-type="string">
            <text:p>Hybrid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22.5" calcext:value-type="float">
            <text:p>122.5</text:p>
          </table:table-cell>
          <table:table-cell office:value-type="float" office:value="124.5" calcext:value-type="float">
            <text:p>124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23.5" calcext:value-type="float">
            <text:p>123.5</text:p>
          </table:table-cell>
          <table:table-cell office:value-type="float" office:value="125.5" calcext:value-type="float">
            <text:p>125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24.5" calcext:value-type="float">
            <text:p>124.5</text:p>
          </table:table-cell>
          <table:table-cell office:value-type="float" office:value="126.5" calcext:value-type="float">
            <text:p>126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25.5" calcext:value-type="float">
            <text:p>125.5</text:p>
          </table:table-cell>
          <table:table-cell office:value-type="float" office:value="127.5" calcext:value-type="float">
            <text:p>127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26.5" calcext:value-type="float">
            <text:p>126.5</text:p>
          </table:table-cell>
          <table:table-cell office:value-type="float" office:value="128.5" calcext:value-type="float">
            <text:p>128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27.5" calcext:value-type="float">
            <text:p>127.5</text:p>
          </table:table-cell>
          <table:table-cell office:value-type="float" office:value="129.5" calcext:value-type="float">
            <text:p>129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28.5" calcext:value-type="float">
            <text:p>128.5</text:p>
          </table:table-cell>
          <table:table-cell office:value-type="float" office:value="130.5" calcext:value-type="float">
            <text:p>130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29.5" calcext:value-type="float">
            <text:p>129.5</text:p>
          </table:table-cell>
          <table:table-cell office:value-type="float" office:value="131.5" calcext:value-type="float">
            <text:p>131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30.5" calcext:value-type="float">
            <text:p>130.5</text:p>
          </table:table-cell>
          <table:table-cell office:value-type="float" office:value="132.5" calcext:value-type="float">
            <text:p>132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31.5" calcext:value-type="float">
            <text:p>131.5</text:p>
          </table:table-cell>
          <table:table-cell office:value-type="float" office:value="133.5" calcext:value-type="float">
            <text:p>133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 style:data-style-name="N2" text:time-value="11:44:07.8790908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16:30:09.444107050</meta:creation-date>
    <dc:date>2015-12-15T12:59:19.677567524</dc:date>
    <meta:editing-duration>PT2H16M10S</meta:editing-duration>
    <meta:editing-cycles>134</meta:editing-cycles>
    <meta:generator>LibreOffice/4.4.6.3$Linux_X86_64 LibreOffice_project/40m0$Build-3</meta:generator>
    <meta:document-statistic meta:table-count="1" meta:cell-count="3081" meta:object-count="0"/>
  </office:meta>
</office:document-meta>
</file>